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ost-Quantum Cryptography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Simon Swens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blem: Quantum Computer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Quantum Turing machines can solve hard problems used in public/private cryptosystems in polynomial time (Shor, 1995).</text:p>
                <text:list>
                  <text:list-item>
                    <text:p>Integer factorization</text:p>
                  </text:list-item>
                  <text:list-item>
                    <text:p>Discrete logarithms in abelian groups</text:p>
                  </text:list-item>
                </text:list>
              </text:list-item>
              <text:list-item>
                <text:p>TLS (under HTTPS) uses such algorithms for the client and server to agree on a shared key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ossible Solutio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attice-based methods</text:p>
              </text:list-item>
              <text:list-item>
                <text:p>Code-based methods</text:p>
              </text:list-item>
              <text:list-item>
                <text:p>Multivariate method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is a lattice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t v<text:span text:style-name="T1">1</text:span><text:span text:style-name="T2">, v</text:span><text:span text:style-name="T1">2</text:span><text:span text:style-name="T2">, …, v</text:span><text:span text:style-name="T1">n</text:span> form a basis for ℝ<text:span text:style-name="T3">n</text:span><text:span text:style-name="T2">. Then L = { (z</text:span><text:span text:style-name="T1">1</text:span><text:span text:style-name="T2">*v</text:span><text:span text:style-name="T1">1</text:span><text:span text:style-name="T2">, z</text:span><text:span text:style-name="T1">2</text:span><text:span text:style-name="T2">*v</text:span><text:span text:style-name="T1">2</text:span><text:span text:style-name="T2">, …, z</text:span><text:span text:style-name="T1">n</text:span><text:span text:style-name="T2">*v</text:span><text:span text:style-name="T1">n</text:span><text:span text:style-name="T2">) | z</text:span><text:span text:style-name="T1">1</text:span><text:span text:style-name="T2">, z</text:span><text:span text:style-name="T1">2</text:span><text:span text:style-name="T2">, …, z</text:span><text:span text:style-name="T1">n</text:span><text:span text:style-name="T2"> ∈ ℤ } is a lattice.</text:span></text:p>
              </text:list-item>
              <text:list-item>
                <text:p><text:span text:style-name="T2">Just like a linear combination (matrix multiplication), except we constrain the coefficients to integers instead of real number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Hard Lattice Problems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Shortest vector problem</text:p>
              </text:list-item>
              <text:list-item>
                <text:p>Gap shortest vector problem</text:p>
              </text:list-item>
              <text:list-item>
                <text:p>Closest vector problem</text:p>
              </text:list-item>
              <text:list-item>
                <text:p>Gap closest vector probl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ing Learning with Error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quivalent to finding the approximate shortest vector for a lattice (hard).</text:p>
              </text:list-item>
              <text:list-item>
                <text:p>Let p be prime. Then recall that Z/pZ is a field over ( +, · ).</text:p>
              </text:list-item>
              <text:list-item>
                <text:p>Recall that the polynomial ring Z/pZ[x] = a<text:span text:style-name="T1">0</text:span><text:span text:style-name="T2"> + a</text:span><text:span text:style-name="T1">1</text:span><text:span text:style-name="T2">x + a</text:span><text:span text:style-name="T1">2</text:span><text:span text:style-name="T2">x</text:span><text:span text:style-name="T3">2</text:span><text:span text:style-name="T2"> + …, a</text:span><text:span text:style-name="T1">n</text:span><text:span text:style-name="T2">x</text:span><text:span text:style-name="T3">n</text:span><text:span text:style-name="T2">, with n ∈ Z and a</text:span><text:span text:style-name="T1">0</text:span><text:span text:style-name="T2">, a</text:span><text:span text:style-name="T1">1</text:span><text:span text:style-name="T2">, …, a</text:span><text:span text:style-name="T1">n</text:span><text:span text:style-name="T2"> ∈ Z/pZ</text:span></text:p>
              </text:list-item>
              <text:list-item>
                <text:p><text:span text:style-name="T2">However, this is an infinite ring, and computers can’t work without bounds. Thus, we create a finite ring from that polynomial ring by picking an cyclotomic polynomial, ϕ(x), and letting ϕ(x) = 1 in the ring</text:span><text:span text:style-name="T2">. This forms the finite ring (Z/pZ[X])/ϕ(x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ing Learning with Error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et b be a bound &lt; p.</text:p>
              </text:list-item>
              <text:list-item>
                <text:p>Let A<text:span text:style-name="T2">(x) = { a</text:span><text:span text:style-name="T1">1</text:span><text:span text:style-name="T2">(x), a</text:span><text:span text:style-name="T1">2</text:span><text:span text:style-name="T2">(x), …, a</text:span><text:span text:style-name="T1">m</text:span><text:span text:style-name="T2">(x) | a</text:span><text:span text:style-name="T1">i</text:span><text:span text:style-name="T2">(x) ∈ (Z/pZ[X])/ϕ(x) </text:span><text:span text:style-name="T2">} be public knowledge.</text:span></text:p>
              </text:list-item>
              <text:list-item>
                <text:p><text:span text:style-name="T2">Let E</text:span><text:span text:style-name="T2">(x) = { e</text:span><text:span text:style-name="T1">1</text:span><text:span text:style-name="T2">(x), e</text:span><text:span text:style-name="T1">2</text:span><text:span text:style-name="T2">(x), …, e</text:span><text:span text:style-name="T1">m</text:span><text:span text:style-name="T2">(x) | e</text:span><text:span text:style-name="T1">i</text:span><text:span text:style-name="T2">(x) ∈ (Z/pZ[X])/ϕ(x) ∧ e</text:span><text:span text:style-name="T1">i</text:span><text:span text:style-name="T2">(x) is bounded by b</text:span><text:span text:style-name="T2"> } be private knowledge.</text:span></text:p>
              </text:list-item>
              <text:list-item>
                <text:p><text:span text:style-name="T2">Let s(x) be a polynomial bounded by b and private knowledge.</text:span></text:p>
              </text:list-item>
              <text:list-item>
                <text:p><text:span text:style-name="T2">Let B(x) = { b</text:span><text:span text:style-name="T1">1</text:span><text:span text:style-name="T2">(x), b</text:span><text:span text:style-name="T1">2</text:span><text:span text:style-name="T2">(x), …, b</text:span><text:span text:style-name="T1">m</text:span><text:span text:style-name="T2">(x) | b</text:span><text:span text:style-name="T1">i</text:span><text:span text:style-name="T2">(x) = (a</text:span><text:span text:style-name="T1">i</text:span><text:span text:style-name="T2">(x) · s(x)</text:span><text:span text:style-name="T2">) + e</text:span><text:span text:style-name="T1">i</text:span><text:span text:style-name="T2">(x)</text:span><text:span text:style-name="T2"> } be public knowledge.</text:span></text:p>
              </text:list-item>
              <text:list-item>
                <text:p><text:span text:style-name="T2">Then, it is hard to find s(x) given the public knowledg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Lattice-based Cryptography for the Internet (Peikert)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Peikert’s suite is one step towards implementing the ring learning with errors approach for the internet.</text:p>
              </text:list-item>
              <text:list-item>
                <text:p>Peikert’s suite includes methods for key transport, encryption, and authenticated key exchang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rror-correcting Cod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riginally, ECC methods like Hamming codes were used to preserve data integrity.</text:p>
              </text:list-item>
              <text:list-item>
                <text:p>However, ECC methods can be applied to cryptography as well.</text:p>
              </text:list-item>
              <text:list-item>
                <text:p>What if, instead of using codes for data integrity, we sent data with errors in it, and only we know the code to correct the error (and thus decrypt)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McEliece Cryptosystem – Key Gener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robabilistic key generation and encryption</text:p>
              </text:list-item>
              <text:list-item>
                <text:p>Let n, k, t be public integers.</text:p>
              </text:list-item>
              <text:list-item>
                <text:p>Def: A binary linear code C(n, k) is a linear subspace with dimension k of the vector space F<text:span text:style-name="T1">2</text:span><text:span text:style-name="T3">n</text:span><text:span text:style-name="T2">, with F</text:span><text:span text:style-name="T1">2</text:span><text:span text:style-name="T2"> a field with two elements.</text:span></text:p>
              </text:list-item>
              <text:list-item>
                <text:p><text:span text:style-name="T2">A picks a binary linear code C(n, k) capable of correcting t errors.</text:span></text:p>
              </text:list-item>
              <text:list-item>
                <text:p><text:span text:style-name="T2">A generates G, a k x n generator matrix for C.</text:span></text:p>
              </text:list-item>
              <text:list-item>
                <text:p><text:span text:style-name="T2">A picks a k x k binary, non-singular matrix S.</text:span></text:p>
              </text:list-item>
              <text:list-item>
                <text:p><text:span text:style-name="T2">A picks an n x n permutation matrix P.</text:span></text:p>
              </text:list-item>
              <text:list-item>
                <text:p><text:span text:style-name="T2">A computes G’ = SGP</text:span></text:p>
              </text:list-item>
              <text:list-item>
                <text:p><text:span text:style-name="T2">Pub</text:span><text:span text:style-name="T1">A</text:span><text:span text:style-name="T2"> = (G’, t), Priv</text:span><text:span text:style-name="T1">A</text:span><text:span text:style-name="T2"> = (S, G, P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McEliece Cryptosystem – Encryp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B pads the message, m , to k bits.</text:p>
              </text:list-item>
              <text:list-item>
                <text:p>B computes c’ = mG’.</text:p>
              </text:list-item>
              <text:list-item>
                <text:p>B picks z <text:span text:style-name="T2">∈</text:span> (Z/2Z)<text:span text:style-name="T3">n</text:span><text:span text:style-name="T2"> with exactly t one bits.</text:span></text:p>
              </text:list-item>
              <text:list-item>
                <text:p><text:span text:style-name="T2">B computes c = c’ + z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McEliece Cryptosystem – Decryp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computes P<text:span text:style-name="T3">-1</text:span><text:span text:style-name="T2">.</text:span></text:p>
              </text:list-item>
              <text:list-item>
                <text:p><text:span text:style-name="T2">A computes ĉ = cP</text:span><text:span text:style-name="T3">-1</text:span><text:span text:style-name="T2">.</text:span></text:p>
              </text:list-item>
              <text:list-item>
                <text:p><text:span text:style-name="T2">A uses C(n, k) to “correct” the errors in ĉ to m̂.</text:span></text:p>
              </text:list-item>
              <text:list-item>
                <text:p><text:span text:style-name="T2">A computes m = m̂S</text:span><text:span text:style-name="T3">-1</text:span><text:span text:style-name="T2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ultivariate Cryptograph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Based on multivariate polynomials. So, for example, p = 1 + x + y + xy + x<text:span text:style-name="T3">2</text:span><text:span text:style-name="T2"> + x</text:span><text:span text:style-name="T3">2</text:span><text:span text:style-name="T2">y + xy</text:span><text:span text:style-name="T3">2</text:span><text:span text:style-name="T2"> + x</text:span><text:span text:style-name="T3">2</text:span><text:span text:style-name="T2">y</text:span><text:span text:style-name="T3">2</text:span><text:span text:style-name="T2"> is a multivariate polynomial of degree 2.</text:span></text:p>
              </text:list-item>
              <text:list-item>
                <text:p><text:span text:style-name="T2">Suitable for low-power scenarios, like smart card processors.</text:span></text:p>
              </text:list-item>
              <text:list-item>
                <text:p><text:span text:style-name="T2">Example: PFLASH, a multivariate signature syst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FLASH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Based on the “big field” cryptosystem, C*.</text:p>
              </text:list-item>
              <text:list-item>
                <text:p>Consider a field F<text:span text:style-name="T1">q</text:span><text:span text:style-name="T2">, a field with q elements.</text:span></text:p>
              </text:list-item>
              <text:list-item>
                <text:p><text:span text:style-name="T2">We can form a degree n polynomial field extension of F</text:span><text:span text:style-name="T1">q</text:span><text:span text:style-name="T2">. Call it k. Note that we can treat this as an n-dimensional vector of F</text:span><text:span text:style-name="T1">q</text:span><text:span text:style-name="T2">.</text:span></text:p>
              </text:list-item>
              <text:list-item>
                <text:p><text:span text:style-name="T2">Consider the C* monomial map</text:span><text:span text:style-name="T2"> f(x) = x</text:span><text:span text:style-name="T3">q^θ+1</text:span><text:span text:style-name="T2">, picking θ carefully so that gcd(q</text:span><text:span text:style-name="T3">n</text:span><text:span text:style-name="T2"> – 1, q</text:span><text:span text:style-name="T3">θ</text:span><text:span text:style-name="T2"> + 1) = 1. Note that f: F</text:span><text:span text:style-name="T1">q</text:span><text:span text:style-name="T3">n</text:span><text:span text:style-name="T2"> → F</text:span><text:span text:style-name="T1">q</text:span><text:span text:style-name="T3">n</text:span><text:span text:style-name="T2">.</text:span></text:p>
              </text:list-item>
              <text:list-item>
                <text:p><text:span text:style-name="T2">On it’s own f(x) is easily invertible, thus, we introduce two affine transformations: T, U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FLASH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e type of multivariate cryptosystem depends on the properties of T and U.</text:p>
              </text:list-item>
              <text:list-item>
                <text:p>If T and U are both invertible, the system is “C*,” easily broken.</text:p>
              </text:list-item>
              <text:list-item>
                <text:p>If T and U are both singular (not invertible), the system is known as “pC*<text:span text:style-name="T3">-</text:span><text:span text:style-name="T2">,” what PFLASH uses.</text:span></text:p>
              </text:list-item>
              <text:list-item>
                <text:p><text:span text:style-name="T2">The scheme is defined by four parameters: q, n, r, and d, where q and n are as defined above, r is the corank of T, and d is the corank of U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FLASH Signatur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 publishes P = T∘f∘U, the public key.</text:p>
              </text:list-item>
              <text:list-item>
                <text:p>To reverse the public key operation, since neither T nor U are invertible, A must find a preimage under T, call it T’, a preimage under U, call it U’, and f<text:span text:style-name="T3">-1</text:span><text:span text:style-name="T2">.</text:span></text:p>
              </text:list-item>
              <text:list-item>
                <text:p><text:span text:style-name="T2">To sign a message m, A first hashes the message into F</text:span><text:span text:style-name="T1">q</text:span><text:span text:style-name="T3">n</text:span><text:span text:style-name="T2">, call the </text:span><text:span text:style-name="T2">hashed version w, then computes U’(f</text:span><text:span text:style-name="T3">-1</text:span><text:span text:style-name="T2">(T’(w))). To verify, B applies </text:span><text:span text:style-name="T2">the public key: T(f(U(U’(f</text:span><text:span text:style-name="T3">-1</text:span><text:span text:style-name="T2">(T’(w)))))) = T(f(f</text:span><text:span text:style-name="T3">-1</text:span><text:span text:style-name="T2">(T’(w))) = T(T’(w)) = w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8T20:06:08.838367923</meta:creation-date>
    <meta:editing-duration>P0D</meta:editing-duration>
    <meta:editing-cycles>1</meta:editing-cycles>
    <meta:generator>LibreOffice/5.4.6.2$Linux_X86_64 LibreOffice_project/40m0$Build-2</meta:generator>
    <dc:title>Bright Blue</dc:title>
    <meta:document-statistic meta:object-count="86"/>
  </office:meta>
</office:document-meta>
</file>